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ce style:name="Verdana" svg:font-family="Verdan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paragraph-properties fo:line-height="100%" fo:break-before="auto" fo:break-after="auto" style:writing-mode="lr-tb"/>
    </style:style>
    <style:style style:name="P2" style:family="paragraph" style:parent-style-name="Standard">
      <style:paragraph-properties fo:line-height="100%" fo:text-align="center" style:justify-single-word="false" fo:break-before="auto" fo:break-after="auto" style:writing-mode="lr-tb"/>
    </style:style>
    <style:style style:name="P3" style:family="paragraph" style:parent-style-name="Standard">
      <style:paragraph-properties fo:line-height="100%" fo:break-before="auto" fo:break-after="auto"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5" style:family="paragraph" style:parent-style-name="Standard">
      <style:paragraph-properties fo:line-height="100%" fo:break-before="auto" fo:break-after="auto" style:writing-mode="lr-tb"/>
      <style:text-properties fo:font-size="11pt" style:font-size-asian="11pt" style:font-size-complex="11pt"/>
    </style:style>
    <style:style style:name="P6" style:family="paragraph" style:parent-style-name="Standard">
      <style:paragraph-properties fo:line-height="100%" fo:break-before="auto" fo:break-after="auto" style:writing-mode="lr-tb"/>
      <style:text-properties fo:color="#000000" fo:font-size="11pt" style:font-size-asian="11pt" style:font-size-complex="11pt"/>
    </style:style>
    <style:style style:name="P7" style:family="paragraph" style:parent-style-name="Standard">
      <style:paragraph-properties fo:line-height="100%" fo:break-before="auto" fo:break-after="auto" style:writing-mode="lr-tb"/>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00%" fo:break-before="auto" fo:break-after="auto" style:writing-mode="lr-tb"/>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line-height="100%" fo:break-before="auto" fo:break-after="auto" style:writing-mode="lr-tb"/>
      <style:text-properties fo:font-size="10pt" style:font-size-asian="10pt" style:font-size-complex="10pt"/>
    </style:style>
    <style:style style:name="P10" style:family="paragraph" style:parent-style-name="Standard">
      <style:paragraph-properties fo:margin-left="1.27cm" fo:margin-right="0cm" fo:line-height="100%" fo:text-indent="0cm" style:auto-text-indent="false" fo:break-before="auto" fo:break-after="auto" style:writing-mode="lr-tb"/>
    </style:style>
    <style:style style:name="P11" style:family="paragraph" style:parent-style-name="Standard">
      <style:paragraph-properties fo:margin-left="1.27cm" fo:margin-right="0cm" fo:line-height="100%" fo:text-indent="0cm" style:auto-text-indent="false" fo:break-before="auto" fo:break-after="auto" style:writing-mode="lr-tb"/>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line-height="100%" fo:text-indent="0cm" style:auto-text-indent="false" fo:break-before="auto" fo:break-after="auto" style:writing-mode="lr-tb"/>
    </style:style>
    <style:style style:name="P13" style:family="paragraph" style:parent-style-name="Standard">
      <style:paragraph-properties fo:margin-left="2.54cm" fo:margin-right="0cm" fo:line-height="100%" fo:text-indent="0cm" style:auto-text-indent="false" fo:break-before="auto" fo:break-after="auto" style:writing-mode="lr-tb"/>
    </style:style>
    <style:style style:name="P14" style:family="paragraph" style:parent-style-name="Standard">
      <style:paragraph-properties fo:margin-left="3.81cm" fo:margin-right="0cm" fo:line-height="100%" fo:text-indent="0cm" style:auto-text-indent="false" fo:break-before="auto" fo:break-after="auto" style:writing-mode="lr-tb"/>
    </style:style>
    <style:style style:name="P15" style:family="paragraph" style:parent-style-name="Standard">
      <style:paragraph-properties fo:margin-left="0cm" fo:margin-right="0cm" fo:line-height="100%" fo:text-indent="1.27cm" style:auto-text-indent="false" fo:break-before="auto" fo:break-after="auto" style:writing-mode="lr-tb"/>
    </style:style>
    <style:style style:name="P16" style:family="paragraph" style:parent-style-name="Standard">
      <style:paragraph-properties fo:margin-left="1.27cm" fo:margin-right="0cm" fo:margin-top="0cm" fo:margin-bottom="0.247cm" loext:contextual-spacing="false" fo:line-height="100%" fo:text-align="start" style:justify-single-word="false" fo:orphans="2" fo:widows="2" fo:text-indent="0cm" style:auto-text-indent="false" fo:break-before="auto" fo:break-after="auto" style:writing-mode="lr-tb"/>
    </style:style>
    <style:style style:name="P17" style:family="paragraph" style:parent-style-name="Standard">
      <style:paragraph-properties fo:margin-left="1.27cm" fo:margin-right="0cm" fo:margin-top="0cm" fo:margin-bottom="0.247cm" loext:contextual-spacing="false" fo:line-height="120%" fo:text-align="start" style:justify-single-word="false" fo:orphans="2" fo:widows="2" fo:text-indent="0cm" style:auto-text-indent="false" fo:break-before="auto" fo:break-after="auto" style:writing-mode="lr-tb"/>
    </style:style>
    <style:style style:name="P18" style:family="paragraph" style:parent-style-name="Standard" style:master-page-name="Standard">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style:writing-mode="lr-tb"/>
    </style:style>
    <style:style style:name="P19" style:family="paragraph" style:parent-style-name="Standard" style:master-page-name="Standard">
      <style:paragraph-properties fo:line-height="100%" fo:text-align="center" style:justify-single-word="false" style:page-number="auto" fo:break-before="auto" fo:break-after="auto" style:writing-mode="lr-tb"/>
    </style:style>
    <style:style style:name="P20" style:family="paragraph" style:parent-style-name="Standard">
      <style:paragraph-properties fo:line-height="100%" fo:break-before="auto" fo:break-after="auto" style:writing-mode="lr-tb"/>
      <style:text-properties fo:font-size="14pt" fo:font-weight="bold" style:font-size-asian="14pt" style:font-weight-asian="bold" style:font-size-complex="14pt" style:font-weight-complex="bold"/>
    </style:style>
    <style:style style:name="P21" style:family="paragraph" style:parent-style-name="Standard">
      <style:paragraph-properties fo:line-height="100%" fo:break-before="auto" fo:break-after="auto" style:writing-mode="lr-tb"/>
      <style:text-properties fo:font-style="italic" style:font-style-asian="italic" style:font-style-complex="italic"/>
    </style:style>
    <style:style style:name="P22" style:family="paragraph" style:parent-style-name="Standard">
      <style:paragraph-properties fo:line-height="100%" fo:break-before="auto" fo:break-after="auto" style:writing-mode="lr-tb">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Courier New" fo:font-size="11pt" style:font-name-asian="Courier New" style:font-size-asian="11pt" style:font-name-complex="Courier New" style:font-size-complex="11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size="14pt" fo:font-weight="bold" style:font-size-asian="14pt" style:font-weight-asian="bold" style:font-size-complex="14pt" style:font-weight-complex="bold"/>
    </style:style>
    <style:style style:name="T4" style:family="text">
      <style:text-properties fo:color="#1155cc" style:text-underline-style="solid" style:text-underline-width="auto" style:text-underline-color="font-color"/>
    </style:style>
    <style:style style:name="T5" style:family="text">
      <style:text-properties fo:font-size="11pt" style:font-size-asian="11pt" style:font-size-complex="11pt"/>
    </style:style>
    <style:style style:name="T6" style:family="text">
      <style:text-properties fo:color="#000000" style:font-name="Courier New" fo:font-size="11pt" style:font-name-asian="Courier New" style:font-size-asian="11pt" style:font-name-complex="Courier New" style:font-size-complex="11pt"/>
    </style:style>
    <style:style style:name="T7"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style:text-line-through-type="none" style:font-name="Verdana" fo:font-size="12pt" fo:font-style="normal" style:text-underline-style="none" fo:font-weight="normal" officeooo:rsid="000d733d" style:font-name-asian="Verdana" style:font-size-asian="12pt" style:font-style-asian="normal" style:font-weight-asian="normal" style:font-name-complex="Verdana" style:font-size-complex="12pt" style:font-style-complex="normal" style:font-weight-complex="normal"/>
    </style:style>
    <style:style style:name="T9" style:family="text">
      <style:text-properties style:font-name="Courier New" fo:font-size="10pt" style:font-name-asian="Courier New" style:font-size-asian="10pt" style:font-name-complex="Courier New" style:font-size-complex="10pt"/>
    </style:style>
    <style:style style:name="T10" style:family="text">
      <style:text-properties officeooo:rsid="000d73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PIQUE manual</text:span></text:p>
      <text:p text:style-name="P2"/>
      <text:p text:style-name="P2"><text:span text:style-name="T2">Tony Travis and Alex Douglas</text:span></text:p>
      <text:p text:style-name="P2"/>
      <text:p text:style-name="P2">University of Aberdeen, Scotland (UK)</text:p>
      <text:p text:style-name="P2"/>
      <text:p text:style-name="P2">Revised on <text:span text:style-name="T8">20-07-2020</text:span></text:p>
      <text:p text:style-name="P2"/>
      <text:p text:style-name="P2">Version 1.0</text:p>
      <text:p text:style-name="P2"/>
      <text:p text:style-name="P2"/>
      <text:p text:style-name="P4">Introduction</text:p>
      <text:p text:style-name="P4"/>
      <text:p text:style-name="P1">PIQUE is a software pipeline for performing genome wide association studies (GWAS). The main function of PIQUE is to provide ‘convenience’ wrappers that allow users to perform GWAS using the popular program EMMAX (Kang et al., 2010) without the need to be familiar with all of the software tools used to generate the required EMMAX input files. PIQUE will also perform a number of of quality control steps prior to running EMMAX, ensuring that the various input data files are in the correct format. PIQUE proceeds in two main stages although there are multiple entry and exit points from which the pipeline can be run. The first stage consists of running the “emmax-input” program, which can read genotype and phenotype information in several different formats and generates all the necessary input files required to run EMMAX. The second step in the pipeline uses the “emmax-run” program to actually run EMMAX using the files generated by “emmax-input” (or pre-existing user-supplied input files) to perform the GWAS and output the analysis summary files.</text:p>
      <text:p text:style-name="P1"/>
      <text:p text:style-name="P1"><text:span text:style-name="T3">Installation and system requirements</text:span></text:p>
      <text:p text:style-name="P1"/>
      <text:p text:style-name="P21">Prerequisites</text:p>
      <text:p text:style-name="P1"/>
      <text:p text:style-name="P1">PIQUE was developed under Bio-Linux 8, which is based on 64-bit Ubuntu 14.04 LTS Linux. The Perl5 interpreter and standard Perl5 library are required to run PIQUE in addition to pre-compiled EMMAX, PLINK, EIGENSOFT, R and vcftools binaries. The PIQUE and EMMAX executable files should be placed in a single directory along with any other prerequisites that are not installed elsewhere on the system. For example, on a multi-user computer, a suitable location would be:</text:p>
      <text:p text:style-name="P1"/>
      <text:p text:style-name="P10"><text:s/>/usr/local/PIQUE/bin</text:p>
      <text:p text:style-name="P10"/>
      <text:p text:style-name="P12">This directory should be added to the PATH environment variable. For the example given above, this would be:</text:p>
      <text:p text:style-name="P12"/>
      <text:p text:style-name="P10">export PATH=/usr/local/PIQUE/bin:$PATH</text:p>
      <text:p text:style-name="P10"/>
      <text:p text:style-name="P12">The PATH can be set manually in the Linux command shell or it can be set in a system-wide startup file. For example in a ‘profile’ fragment file:</text:p>
      <text:p text:style-name="P12"/>
      <text:p text:style-name="P10">/etc/profile.d/PIQUE.sh</text:p>
      <text:p text:style-name="P12"><text:soft-page-break/></text:p>
      <text:p text:style-name="P12">Containing these lines to be sourced by a login shell:</text:p>
      <text:p text:style-name="P12"/>
      <text:p text:style-name="P10">export PIQUE_HOME=/usr/local/PIQUE</text:p>
      <text:p text:style-name="P10">export PATH=$PIQUE_HOME/bin:$PATH</text:p>
      <text:p text:style-name="P10"/>
      <text:p text:style-name="P12">Alternatively, the executable files can be placed in a subdirectory of a user’s home directory (~). For example:</text:p>
      <text:p text:style-name="P12"/>
      <text:p text:style-name="P10">~/PIQUE/bin</text:p>
      <text:p text:style-name="P10"/>
      <text:p text:style-name="P12">In this case, the PATH environment variable can be set in a personal startup file instead. For example:</text:p>
      <text:p text:style-name="P12"/>
      <text:p text:style-name="P10">~/.profile</text:p>
      <text:p text:style-name="P10"/>
      <text:p text:style-name="P12">Containing these lines to be sourced by a login shell:</text:p>
      <text:p text:style-name="P12"/>
      <text:p text:style-name="P10">export PIQUE_HOME=$HOME/PIQUE</text:p>
      <text:p text:style-name="P10">export PATH=$PIQUE_HOME/bin:$PATH</text:p>
      <text:p text:style-name="P12"/>
      <text:p text:style-name="P1">EMMAX binaries are available for download from:</text:p>
      <text:p text:style-name="P1"/>
      <text:p text:style-name="P10"><text:a xlink:type="simple" xlink:href="http://www.sph.umich.edu/csg/kang/emmax/download/index.html" text:style-name="Internet_20_link" text:visited-style-name="Visited_20_Internet_20_Link">http</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www</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sph</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umich</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edu</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csg</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kang</text:a><text:a xlink:type="simple" xlink:href="http://www.sph.umich.edu/csg/kang/emmax/download/index.html" text:style-name="Internet_20_link" text:visited-style-name="Visited_20_Internet_20_Link">/</text:a><text:a xlink:type="simple" xlink:href="http://www.sph.umich.edu/csg/kang/emmax/download/index.html" text:style-name="Internet_20_link" text:visited-style-name="Visited_20_Internet_20_Link">emmax</text:a><text:a xlink:type="simple" xlink:href="http://www.sph.umich.edu/csg/kang/emmax/download/index.html" text:style-name="Internet_20_link" text:visited-style-name="Visited_20_Internet_20_Link">/</text:a></text:p>
      <text:p text:style-name="P10"/>
      <text:p text:style-name="P10">Note: two versions of the EMMAX binaries are available:</text:p>
      <text:p text:style-name="P13"/>
      <text:p text:style-name="P13">Intel compiler (recommended)</text:p>
      <text:p text:style-name="P14"><text:a xlink:type="simple" xlink:href="http://www.sph.umich.edu/csg/kang/emmax/download/emmax-intel-binary-20120210.tar.gz" text:style-name="Internet_20_link" text:visited-style-name="Visited_20_Internet_20_Link">emmax</text:a><text:a xlink:type="simple" xlink:href="http://www.sph.umich.edu/csg/kang/emmax/download/emmax-intel-binary-20120210.tar.gz" text:style-name="Internet_20_link" text:visited-style-name="Visited_20_Internet_20_Link">-</text:a><text:a xlink:type="simple" xlink:href="http://www.sph.umich.edu/csg/kang/emmax/download/emmax-intel-binary-20120210.tar.gz" text:style-name="Internet_20_link" text:visited-style-name="Visited_20_Internet_20_Link">intel</text:a><text:a xlink:type="simple" xlink:href="http://www.sph.umich.edu/csg/kang/emmax/download/emmax-intel-binary-20120210.tar.gz" text:style-name="Internet_20_link" text:visited-style-name="Visited_20_Internet_20_Link">-</text:a><text:a xlink:type="simple" xlink:href="http://www.sph.umich.edu/csg/kang/emmax/download/emmax-intel-binary-20120210.tar.gz" text:style-name="Internet_20_link" text:visited-style-name="Visited_20_Internet_20_Link">binary</text:a><text:a xlink:type="simple" xlink:href="http://www.sph.umich.edu/csg/kang/emmax/download/emmax-intel-binary-20120210.tar.gz" text:style-name="Internet_20_link" text:visited-style-name="Visited_20_Internet_20_Link">-20120210.</text:a><text:a xlink:type="simple" xlink:href="http://www.sph.umich.edu/csg/kang/emmax/download/emmax-intel-binary-20120210.tar.gz" text:style-name="Internet_20_link" text:visited-style-name="Visited_20_Internet_20_Link">tar</text:a><text:a xlink:type="simple" xlink:href="http://www.sph.umich.edu/csg/kang/emmax/download/emmax-intel-binary-20120210.tar.gz" text:style-name="Internet_20_link" text:visited-style-name="Visited_20_Internet_20_Link">.</text:a><text:a xlink:type="simple" xlink:href="http://www.sph.umich.edu/csg/kang/emmax/download/emmax-intel-binary-20120210.tar.gz" text:style-name="Internet_20_link" text:visited-style-name="Visited_20_Internet_20_Link">gz</text:a></text:p>
      <text:p text:style-name="P14"/>
      <text:p text:style-name="P13">GNU compiler (portable)</text:p>
      <text:p text:style-name="P14"><text:a xlink:type="simple" xlink:href="http://www.sph.umich.edu/csg/kang/emmax/download/emmax-beta-07Mar2010.tar.gz" text:style-name="Internet_20_link" text:visited-style-name="Visited_20_Internet_20_Link">emmax</text:a><text:a xlink:type="simple" xlink:href="http://www.sph.umich.edu/csg/kang/emmax/download/emmax-beta-07Mar2010.tar.gz" text:style-name="Internet_20_link" text:visited-style-name="Visited_20_Internet_20_Link">-</text:a><text:a xlink:type="simple" xlink:href="http://www.sph.umich.edu/csg/kang/emmax/download/emmax-beta-07Mar2010.tar.gz" text:style-name="Internet_20_link" text:visited-style-name="Visited_20_Internet_20_Link">beta</text:a><text:a xlink:type="simple" xlink:href="http://www.sph.umich.edu/csg/kang/emmax/download/emmax-beta-07Mar2010.tar.gz" text:style-name="Internet_20_link" text:visited-style-name="Visited_20_Internet_20_Link">-07</text:a><text:a xlink:type="simple" xlink:href="http://www.sph.umich.edu/csg/kang/emmax/download/emmax-beta-07Mar2010.tar.gz" text:style-name="Internet_20_link" text:visited-style-name="Visited_20_Internet_20_Link">Mar</text:a><text:a xlink:type="simple" xlink:href="http://www.sph.umich.edu/csg/kang/emmax/download/emmax-beta-07Mar2010.tar.gz" text:style-name="Internet_20_link" text:visited-style-name="Visited_20_Internet_20_Link">2010.</text:a><text:a xlink:type="simple" xlink:href="http://www.sph.umich.edu/csg/kang/emmax/download/emmax-beta-07Mar2010.tar.gz" text:style-name="Internet_20_link" text:visited-style-name="Visited_20_Internet_20_Link">tar</text:a><text:a xlink:type="simple" xlink:href="http://www.sph.umich.edu/csg/kang/emmax/download/emmax-beta-07Mar2010.tar.gz" text:style-name="Internet_20_link" text:visited-style-name="Visited_20_Internet_20_Link">.</text:a><text:a xlink:type="simple" xlink:href="http://www.sph.umich.edu/csg/kang/emmax/download/emmax-beta-07Mar2010.tar.gz" text:style-name="Internet_20_link" text:visited-style-name="Visited_20_Internet_20_Link">gz</text:a></text:p>
      <text:p text:style-name="P10"/>
      <text:p text:style-name="P1">PLINK binaries are available for download from:</text:p>
      <text:p text:style-name="P1"/>
      <text:p text:style-name="P10"><text:a xlink:type="simple" xlink:href="http://pngu.mgh.harvard.edu/~purcell/plink/" text:style-name="Internet_20_link" text:visited-style-name="Visited_20_Internet_20_Link">http</text:a><text:a xlink:type="simple" xlink:href="http://pngu.mgh.harvard.edu/~purcell/plink/" text:style-name="Internet_20_link" text:visited-style-name="Visited_20_Internet_20_Link">://</text:a><text:a xlink:type="simple" xlink:href="http://pngu.mgh.harvard.edu/~purcell/plink/" text:style-name="Internet_20_link" text:visited-style-name="Visited_20_Internet_20_Link">pngu</text:a><text:a xlink:type="simple" xlink:href="http://pngu.mgh.harvard.edu/~purcell/plink/" text:style-name="Internet_20_link" text:visited-style-name="Visited_20_Internet_20_Link">.</text:a><text:a xlink:type="simple" xlink:href="http://pngu.mgh.harvard.edu/~purcell/plink/" text:style-name="Internet_20_link" text:visited-style-name="Visited_20_Internet_20_Link">mgh</text:a><text:a xlink:type="simple" xlink:href="http://pngu.mgh.harvard.edu/~purcell/plink/" text:style-name="Internet_20_link" text:visited-style-name="Visited_20_Internet_20_Link">.</text:a><text:a xlink:type="simple" xlink:href="http://pngu.mgh.harvard.edu/~purcell/plink/" text:style-name="Internet_20_link" text:visited-style-name="Visited_20_Internet_20_Link">harvard</text:a><text:a xlink:type="simple" xlink:href="http://pngu.mgh.harvard.edu/~purcell/plink/" text:style-name="Internet_20_link" text:visited-style-name="Visited_20_Internet_20_Link">.</text:a><text:a xlink:type="simple" xlink:href="http://pngu.mgh.harvard.edu/~purcell/plink/" text:style-name="Internet_20_link" text:visited-style-name="Visited_20_Internet_20_Link">edu</text:a><text:a xlink:type="simple" xlink:href="http://pngu.mgh.harvard.edu/~purcell/plink/" text:style-name="Internet_20_link" text:visited-style-name="Visited_20_Internet_20_Link">/~</text:a><text:a xlink:type="simple" xlink:href="http://pngu.mgh.harvard.edu/~purcell/plink/" text:style-name="Internet_20_link" text:visited-style-name="Visited_20_Internet_20_Link">purcell</text:a><text:a xlink:type="simple" xlink:href="http://pngu.mgh.harvard.edu/~purcell/plink/" text:style-name="Internet_20_link" text:visited-style-name="Visited_20_Internet_20_Link">/</text:a><text:a xlink:type="simple" xlink:href="http://pngu.mgh.harvard.edu/~purcell/plink/" text:style-name="Internet_20_link" text:visited-style-name="Visited_20_Internet_20_Link">plink</text:a><text:a xlink:type="simple" xlink:href="http://pngu.mgh.harvard.edu/~purcell/plink/" text:style-name="Internet_20_link" text:visited-style-name="Visited_20_Internet_20_Link">/</text:a></text:p>
      <text:p text:style-name="P10"/>
      <text:p text:style-name="P10">Note: Under Bio-Linux 8/Ubuntu 14.04 LTS, the “plink” command is called “p-link” to avoid a conflict with putty-tools: /usr/bin/plink.</text:p>
      <text:p text:style-name="P10"/>
      <text:p text:style-name="P1">EIGENSOFT binaries are available for download from:</text:p>
      <text:p text:style-name="P1"/>
      <text:p text:style-name="P10">ftp://<text:a xlink:type="simple" xlink:href="http://ftp.broadinstitute.org/EIGENSOFT/" text:style-name="Internet_20_link" text:visited-style-name="Visited_20_Internet_20_Link">ftp</text:a><text:a xlink:type="simple" xlink:href="http://ftp.broadinstitute.org/EIGENSOFT/" text:style-name="Internet_20_link" text:visited-style-name="Visited_20_Internet_20_Link">.</text:a><text:a xlink:type="simple" xlink:href="http://ftp.broadinstitute.org/EIGENSOFT/" text:style-name="Internet_20_link" text:visited-style-name="Visited_20_Internet_20_Link">broadinstitute</text:a><text:a xlink:type="simple" xlink:href="http://ftp.broadinstitute.org/EIGENSOFT/" text:style-name="Internet_20_link" text:visited-style-name="Visited_20_Internet_20_Link">.</text:a><text:a xlink:type="simple" xlink:href="http://ftp.broadinstitute.org/EIGENSOFT/" text:style-name="Internet_20_link" text:visited-style-name="Visited_20_Internet_20_Link">org</text:a><text:a xlink:type="simple" xlink:href="http://ftp.broadinstitute.org/EIGENSOFT/" text:style-name="Internet_20_link" text:visited-style-name="Visited_20_Internet_20_Link">/</text:a><text:a xlink:type="simple" xlink:href="http://ftp.broadinstitute.org/EIGENSOFT/" text:style-name="Internet_20_link" text:visited-style-name="Visited_20_Internet_20_Link">EIGENSOFT</text:a><text:a xlink:type="simple" xlink:href="http://ftp.broadinstitute.org/EIGENSOFT/" text:style-name="Internet_20_link" text:visited-style-name="Visited_20_Internet_20_Link">/</text:a></text:p>
      <text:p text:style-name="P12"/>
      <text:p text:style-name="P1">R binaries are available for download from:</text:p>
      <text:p text:style-name="P10"><text:a xlink:type="simple" xlink:href="http://www.r-project.org/" text:style-name="Internet_20_link" text:visited-style-name="Visited_20_Internet_20_Link">http</text:a><text:a xlink:type="simple" xlink:href="http://www.r-project.org/" text:style-name="Internet_20_link" text:visited-style-name="Visited_20_Internet_20_Link">://</text:a><text:a xlink:type="simple" xlink:href="http://www.r-project.org/" text:style-name="Internet_20_link" text:visited-style-name="Visited_20_Internet_20_Link">www</text:a><text:a xlink:type="simple" xlink:href="http://www.r-project.org/" text:style-name="Internet_20_link" text:visited-style-name="Visited_20_Internet_20_Link">.</text:a><text:a xlink:type="simple" xlink:href="http://www.r-project.org/" text:style-name="Internet_20_link" text:visited-style-name="Visited_20_Internet_20_Link">r</text:a><text:a xlink:type="simple" xlink:href="http://www.r-project.org/" text:style-name="Internet_20_link" text:visited-style-name="Visited_20_Internet_20_Link">-</text:a><text:a xlink:type="simple" xlink:href="http://www.r-project.org/" text:style-name="Internet_20_link" text:visited-style-name="Visited_20_Internet_20_Link">project</text:a><text:a xlink:type="simple" xlink:href="http://www.r-project.org/" text:style-name="Internet_20_link" text:visited-style-name="Visited_20_Internet_20_Link">.</text:a><text:a xlink:type="simple" xlink:href="http://www.r-project.org/" text:style-name="Internet_20_link" text:visited-style-name="Visited_20_Internet_20_Link">org</text:a><text:a xlink:type="simple" xlink:href="http://www.r-project.org/" text:style-name="Internet_20_link" text:visited-style-name="Visited_20_Internet_20_Link">/</text:a></text:p>
      <text:p text:style-name="P10"/>
      <text:p text:style-name="P1">vcftools binaries are available for download from:</text:p>
      <text:p text:style-name="P1"/>
      <text:p text:style-name="P10"><text:a xlink:type="simple" xlink:href="http://vcftools.sourceforge.net/downloads.html" text:style-name="Internet_20_link" text:visited-style-name="Visited_20_Internet_20_Link">http</text:a><text:a xlink:type="simple" xlink:href="http://vcftools.sourceforge.net/downloads.html" text:style-name="Internet_20_link" text:visited-style-name="Visited_20_Internet_20_Link">://</text:a><text:a xlink:type="simple" xlink:href="http://vcftools.sourceforge.net/downloads.html" text:style-name="Internet_20_link" text:visited-style-name="Visited_20_Internet_20_Link">vcftools</text:a><text:a xlink:type="simple" xlink:href="http://vcftools.sourceforge.net/downloads.html" text:style-name="Internet_20_link" text:visited-style-name="Visited_20_Internet_20_Link">.</text:a><text:a xlink:type="simple" xlink:href="http://vcftools.sourceforge.net/downloads.html" text:style-name="Internet_20_link" text:visited-style-name="Visited_20_Internet_20_Link">sourceforge</text:a><text:a xlink:type="simple" xlink:href="http://vcftools.sourceforge.net/downloads.html" text:style-name="Internet_20_link" text:visited-style-name="Visited_20_Internet_20_Link">.</text:a><text:a xlink:type="simple" xlink:href="http://vcftools.sourceforge.net/downloads.html" text:style-name="Internet_20_link" text:visited-style-name="Visited_20_Internet_20_Link">net</text:a><text:a xlink:type="simple" xlink:href="http://vcftools.sourceforge.net/downloads.html" text:style-name="Internet_20_link" text:visited-style-name="Visited_20_Internet_20_Link">/</text:a><text:a xlink:type="simple" xlink:href="http://vcftools.sourceforge.net/downloads.html" text:style-name="Internet_20_link" text:visited-style-name="Visited_20_Internet_20_Link">downloads</text:a><text:a xlink:type="simple" xlink:href="http://vcftools.sourceforge.net/downloads.html" text:style-name="Internet_20_link" text:visited-style-name="Visited_20_Internet_20_Link">.</text:a><text:a xlink:type="simple" xlink:href="http://vcftools.sourceforge.net/downloads.html" text:style-name="Internet_20_link" text:visited-style-name="Visited_20_Internet_20_Link">html</text:a> (optional)</text:p>
      <text:p text:style-name="P1"/>
      <text:p text:style-name="P4"><text:soft-page-break/></text:p>
      <text:p text:style-name="P1"><text:span text:style-name="T3">Quick start for the impatient</text:span></text:p>
      <text:p text:style-name="P4"/>
      <text:p text:style-name="P1">For those of you who are itching to jump in and start, we can demonstrate a typical use-case for PIQUE by analysing data generated from a GWAS study based on genotyping 44,100 SNP variants across 413 diverse accessions of Rice (<text:span text:style-name="T2">Oryza sativa</text:span>) from 82 countries (Zhao et al., 2010).</text:p>
      <text:p text:style-name="P1"/>
      <text:p text:style-name="P1">The genotype data are available from the Rice Diversity Project website:</text:p>
      <text:p text:style-name="P1"/>
      <text:p text:style-name="P15"><text:a xlink:type="simple" xlink:href="http://ricediversity.org/data/sets/44kgwas/" text:style-name="Internet_20_link" text:visited-style-name="Visited_20_Internet_20_Link">http</text:a><text:a xlink:type="simple" xlink:href="http://ricediversity.org/data/sets/44kgwas/" text:style-name="Internet_20_link" text:visited-style-name="Visited_20_Internet_20_Link">://</text:a><text:a xlink:type="simple" xlink:href="http://ricediversity.org/data/sets/44kgwas/" text:style-name="Internet_20_link" text:visited-style-name="Visited_20_Internet_20_Link">ricediversity</text:a><text:a xlink:type="simple" xlink:href="http://ricediversity.org/data/sets/44kgwas/" text:style-name="Internet_20_link" text:visited-style-name="Visited_20_Internet_20_Link">.</text:a><text:a xlink:type="simple" xlink:href="http://ricediversity.org/data/sets/44kgwas/" text:style-name="Internet_20_link" text:visited-style-name="Visited_20_Internet_20_Link">org</text:a><text:a xlink:type="simple" xlink:href="http://ricediversity.org/data/sets/44kgwas/" text:style-name="Internet_20_link" text:visited-style-name="Visited_20_Internet_20_Link">/</text:a><text:a xlink:type="simple" xlink:href="http://ricediversity.org/data/sets/44kgwas/" text:style-name="Internet_20_link" text:visited-style-name="Visited_20_Internet_20_Link">data</text:a><text:a xlink:type="simple" xlink:href="http://ricediversity.org/data/sets/44kgwas/" text:style-name="Internet_20_link" text:visited-style-name="Visited_20_Internet_20_Link">/</text:a><text:a xlink:type="simple" xlink:href="http://ricediversity.org/data/sets/44kgwas/" text:style-name="Internet_20_link" text:visited-style-name="Visited_20_Internet_20_Link">sets</text:a><text:a xlink:type="simple" xlink:href="http://ricediversity.org/data/sets/44kgwas/" text:style-name="Internet_20_link" text:visited-style-name="Visited_20_Internet_20_Link">/44</text:a><text:a xlink:type="simple" xlink:href="http://ricediversity.org/data/sets/44kgwas/" text:style-name="Internet_20_link" text:visited-style-name="Visited_20_Internet_20_Link">kgwas</text:a><text:a xlink:type="simple" xlink:href="http://ricediversity.org/data/sets/44kgwas/" text:style-name="Internet_20_link" text:visited-style-name="Visited_20_Internet_20_Link">/</text:a></text:p>
      <text:p text:style-name="P12"/>
      <text:p text:style-name="P12">The phenotype data from (put github link here).</text:p>
      <text:p text:style-name="P12"/>
      <text:p text:style-name="P12"><text:tab/>http://...</text:p>
      <text:p text:style-name="P12"/>
      <text:p text:style-name="P12">The genotype files consist of a PED file and a MAP file in PLINK format. The phenotype data is a tab-delimited file in which the first column represents a unique accession (individual) id, and the second column contains the values of a phenotype called Aberdeen flowering time (A_FT).</text:p>
      <text:p text:style-name="P1"/>
      <text:p text:style-name="P1">The “emmax-input” program has a number of command-line options used to generate the input files required by EMMAX.</text:p>
      <text:p text:style-name="P1"/>
      <text:p text:style-name="P1">We need to specify a prefix name for the PED and MAP input files using the -i option. A prefix is also required to name the output files using the -o option. We can, optionally, specify a phenotype input filename using -p, but this will default to the same prefix given for the PED and MAP files if omitted. We can also use “emmax-input” to create a kinship file generated from the genotype data using the -k option, and make use of a covariate file based on eigenvectors generated from a principal components analysis (PCA) of the genotype data using the -c option. The number of eigenvectors to retain from the PCA can be specified using -e. For example the following command:</text:p>
      <text:p text:style-name="P1"/>
      <text:p text:style-name="P1"><text:span text:style-name="T5">./emmax-input -i sativas413 -o sativas413 -p AFT_pheno.tab -k -c -e 5</text:span> <text:s text:c="2"/></text:p>
      <text:p text:style-name="P1"/>
      <text:p text:style-name="P1">This takes the genoype files sativas413.ped and sativas413.map and the phenotype file named AFT_pheno.tab as input files and generates the output files sativas413.tped, sativas413.tfam and sativas413.pheno. It will also generate a file sativas413.hIBS.kinf which contains the kinship matrix using the IBS algorithm and a file sativas413.covar which contains the first five eigenvectors from the PCA of the genotype data to be used as covariates in EMMAX. emmax-input also performs some sanity checks and ensures that the each accession occurs in both the genotype and phenotype data. Any of the accessions not in both data files are reported and removed prior to generating the output files. The emmax-input program will also create a directory with the same name as the input prefix (sativas413 in the example above) which contains a further sub-directory with the name of the phenotype (A_FT in the example above). This subdirectory contains a correctly formatted phenotype file and will also be the directory where all files generated using emmax-run <text:soft-page-break/>will be saved. This will allow you to perform GWAS analysis on multiple phenotypes simultaneously whilst keeping the results for each one separate.</text:p>
      <text:p text:style-name="P1"/>
      <text:p text:style-name="P1">Now we have the input files required by EMMAX we can use emmax-run to perform the GWAS analysis. To use the input files for emmax-run we need to specify the prefix name for the .tped, .tfam and .pheno files using the -i option (these were created previously using emmax-input). We can also specify the kinship and covariate filenames to be used in the analysis with -k and -c respectively. If your computer is multi-threaded you can specify the number of threads to use when launching emmax-run using the -t option. If not specified this defaults to 1. For example, the following command:</text:p>
      <text:p text:style-name="P1"/>
      <text:p text:style-name="P1"><text:span text:style-name="T5">./emmax-run -i sativas413 -k sativas413.hIBS.kinf -c sativas413.covar -t 8</text:span></text:p>
      <text:p text:style-name="P5"/>
      <text:p text:style-name="P1">This takes the genotype and phenotype input files sativas413.tped, sativas413.tfam, sativas413.pheno and the file with the kinship matrix sativas413.hIBS.kinf and the covariate file sativas413.covar and performs a GWAS analysis using 8 CPU threads on the computer. The emmax-run command will save all output files generated by EMMAX in the A_FT subdirectory created by emmax-input. In addition to the usual EMMAX output files, emmax-run will also produce a Manhattan plot and a quantile-quantile plot for each phenotype in PDF format and also a log file which provides details of the EMMAX run.</text:p>
      <text:p text:style-name="P1"/>
      <text:p text:style-name="P1"/>
      <text:p text:style-name="P1"/>
      <text:p text:style-name="P1"><text:span text:style-name="T3">Genotype file formats supported by emmax-input</text:span></text:p>
      <text:p text:style-name="P4"/>
      <text:p text:style-name="P1">The program emmax-input will accept input genotype files in multiple formats. Probably the most common format is the plink format in which the genotype information is encoded in multiple files. For emmax-input you will only need the .ped and .map files. The .ped file should be white-space (tab or space) delimited have a single line per individual and have six mandatory columns which represent; Family ID, Individual ID, Paternal ID, Maternal ID, Sex and phenotype although these headers should not be included. The genotype for each marker is contained in the subsequent columns and must have two alleles specified and also be whitespace delimited. Missing alleles should be coded with 0. For GWAS analysis much of the information in the .ped file is redundant but values are still required. Family ID can be given the same value as Individual ID (or any other value), Paternal and Maternal IDs can be specified as 0 and the sex and phenotype values can be given as -9. An example of a correctly formatted .ped file containing four individual accessions (rows) and six markers is given below.</text:p>
      <text:p text:style-name="P1"/>
      <text:p text:style-name="P1"><text:span text:style-name="T6">081215-A05 1 0 0 -9 -9 T T T T C C G G T T A A</text:span></text:p>
      <text:p text:style-name="P1"><text:span text:style-name="T6">081215-A06 3 0 0 -9 -9 C C C C C C A A G G 0 0</text:span></text:p>
      <text:p text:style-name="P1"><text:span text:style-name="T6">081215-A07 4 0 0 -9 -9 C C C C C C A A G G G G</text:span></text:p>
      <text:p text:style-name="P1"><text:span text:style-name="T6">081215-A08 5 0 0 -9 -9 C C C C T T G G G G A A</text:span></text:p>
      <text:p text:style-name="P6"/>
      <text:p text:style-name="P1">The .map file is a whitespace (tab or space) delimited file in which each line represents a single marker (SNP) and must contain exactly four columns; chromosome, snp identifier, genetic distance and base-pair position. For GWAS <text:soft-page-break/>analysis the genetic distance column can be set at 0. <text:s/>An example of a correctly formatted .map file containing five SNPs on chromosome 1 with no genetic distance information is given below.</text:p>
      <text:p text:style-name="P1"/>
      <text:p text:style-name="P1"><text:span text:style-name="T6">1 <text:s text:c="6"/>id1000001 <text:s text:c="6"/>0 <text:s text:c="6"/>13147</text:span></text:p>
      <text:p text:style-name="P3"><text:span text:style-name="T6">1 <text:s text:c="6"/>id1000003 <text:s text:c="6"/>0 <text:s text:c="6"/>73192</text:span></text:p>
      <text:p text:style-name="P3"><text:span text:style-name="T6">1 <text:s text:c="6"/>id1000005 <text:s text:c="6"/>0 <text:s text:c="6"/>74969</text:span></text:p>
      <text:p text:style-name="P3"><text:span text:style-name="T6">1 <text:s text:c="6"/>id1000007 <text:s text:c="6"/>0 <text:s text:c="6"/>75852</text:span></text:p>
      <text:p text:style-name="P3"><text:span text:style-name="T6">1 <text:s text:c="6"/>id1000008 <text:s text:c="6"/>0 <text:s text:c="6"/>75953</text:span></text:p>
      <text:p text:style-name="P6"/>
      <text:p text:style-name="P1">The emmax-input program also accepts transposed .ped files created using plink for example. For the program to run correctly you will need to supply both .tped and tfam files and use the option -f tped when calling emmax-input.</text:p>
      <text:p text:style-name="P1"/>
      <text:p text:style-name="P1">Importing genotype files in vcf format is currently not implemented but will be soon!</text:p>
      <text:p text:style-name="P1"/>
      <text:p text:style-name="P1"><text:span text:style-name="T3">Phenotype file format for emmax-input</text:span></text:p>
      <text:p text:style-name="P4"/>
      <text:p text:style-name="P1">The phenotype information should be supplied to emmax-input as a tab delimited file which contains a single line for each accession and phenotype values in columns. More than one phenotype can be included in this file. The first column of the phenotype file should contain the accession (individual) IDs and the subsequent columns each phenotype. The first line of the file should contain a column header with the first column called id and the name of each phenotype for the remaining columns. Missing phenotype values should be coded as NA. An example of a correctly formatted phenotype file with 11 accessions and two phenotypes is given below.</text:p>
      <text:p text:style-name="P1"/>
      <text:p text:style-name="P1"><text:span text:style-name="T6">id <text:s text:c="5"/>A_FT<text:tab/>F_grain_Mo</text:span></text:p>
      <text:p text:style-name="P22">1 <text:s text:c="6"/>81<text:tab/><text:tab/>1.23</text:p>
      <text:p text:style-name="P22">3 <text:s text:c="6"/>83<text:tab/><text:tab/>0.72</text:p>
      <text:p text:style-name="P3"><text:span text:style-name="T6">4 <text:s text:c="6"/>93<text:tab/><text:tab/>NA</text:span></text:p>
      <text:p text:style-name="P22">5 <text:s text:c="6"/>108<text:tab/><text:tab/>2.13</text:p>
      <text:p text:style-name="P22">6 <text:s text:c="6"/>101<text:tab/><text:tab/>1.77</text:p>
      <text:p text:style-name="P22">7 <text:s text:c="6"/>158<text:tab/><text:tab/>4.81</text:p>
      <text:p text:style-name="P3"><text:span text:style-name="T6">8 <text:s text:c="6"/>122<text:tab/><text:tab/>NA</text:span></text:p>
      <text:p text:style-name="P3"><text:span text:style-name="T6">9 <text:s text:c="6"/>81<text:tab/><text:tab/>NA</text:span></text:p>
      <text:p text:style-name="P22">10 <text:s text:c="5"/>74<text:tab/><text:tab/>1.02</text:p>
      <text:p text:style-name="P3"><text:span text:style-name="T6">11 <text:s text:c="5"/>NA<text:tab/><text:tab/>0.94</text:span></text:p>
      <text:p text:style-name="P6"/>
      <text:p text:style-name="P6"/>
      <text:p text:style-name="P1"><text:span text:style-name="T3">Creating a marker based kinship file with emmax-input</text:span></text:p>
      <text:p text:style-name="P4"/>
      <text:p text:style-name="P1">You can create a marker based kinship matrix for use with EMMAX using the option -k when using emmax-input. By default an n x n kinship matrix will be generated using IBS pairwise identities for all pairs of individuals. The matrix will be saved as a file named<text:span text:style-name="T2"> [input prefix]</text:span>.hIBS.kinf. You can also create a kinship matrix using the BN (Balding-Nichols) <text:s/>algorithm using the option <text:s/>-k BN which will create a file named<text:span text:style-name="T2"> [input prefix]</text:span>.hBN.kinf. NOTE: if you are using the Intel-compiled version of EMMAX these filenames will be slightly different;<text:span text:style-name="T2"> [input prefix]</text:span>.aIBS.kinf for IBS and<text:span text:style-name="T2"> [input prefix]</text:span>.aBN.kinf for BN.</text:p>
      <text:p text:style-name="P1"/>
      <text:p text:style-name="P4"><text:soft-page-break/></text:p>
      <text:p text:style-name="P1"><text:span text:style-name="T3">Creating a marker based covariate file with emmax-input</text:span></text:p>
      <text:p text:style-name="P4"/>
      <text:p text:style-name="P1">If population structure in the data is suspected you can create a covariate file which contains the eigenvectors of a PCA analysis on the supplied genotype data for use with EMMAX. The PCA is performed using the EIGENSOFT software package and can be created using the option -c when using the emmax-input program. The number of eigenvectors to be retained from the analysis and included in the covariate file is specified using the -e option. For example -e 5 will retain the first five eigenvectors. The resulting covariate file will be in the correct format for use with EMMAX with the first two columns containing the accession IDs, the third column only 1's representing the intercept and the remaining columns the eigenvectors. <text:s/></text:p>
      <text:p text:style-name="P1"/>
      <text:p text:style-name="P1"/>
      <text:p text:style-name="P1"><text:span text:style-name="T3">Using emmax-run for GWAS</text:span></text:p>
      <text:p text:style-name="P1"/>
      <text:p text:style-name="P1">The program emmax-run will use the genotype, phenotype, kinship matrix files and optionally a covariate file create using emmax-input to perform a GWAS analysis using EMMAX. The genotype input files should be in .tped <text:s/>and .tfam format and the individuals specified in the phenotype and covariate files should be in the same order as the .tfam file. <text:s/>The program emmax-input ensures that this is the case. It is possible to use emmax-run with user supplied .tped and .tfam files but you must ensure that they meet the criteria above. If you are unsure, then you can use emmax-input to check these requirements and if appropriate create new correctly formatted files.</text:p>
      <text:p text:style-name="P1">To use emmax-run you need to provide an input prefix with the option -i which will identify the input .tped .tfam and .pheno files. You can also specify an optional output prefix using the option -o if you would like to rename the output files. By default the output files are named using the input prefix. The kinship and covariate files can be specified using the -k and -c options respectively. If you computer is multi-threaded you can specify the number of threads to use whilst running emmax-run using the -t option. If more threads are specified than available you will receive a warning and emmax-run will use the maximum available. The default value if -t is unspecified is 1.</text:p>
      <text:p text:style-name="P1"/>
      <text:p text:style-name="P4"/>
      <text:p text:style-name="P1"><text:span text:style-name="T3">Output files generated using emmax-run</text:span></text:p>
      <text:p text:style-name="P4"/>
      <text:p text:style-name="P1">After emmax-run has finished the following files will be saved in each phenotype subdirectory;</text:p>
      <text:p text:style-name="P1"/>
      <text:p text:style-name="P1"><text:span text:style-name="T2">[input prefix]</text:span>.ps</text:p>
      <text:p text:style-name="P1"/>
      <text:p text:style-name="P1">each line consists of</text:p>
      <text:p text:style-name="P10"/>
      <text:p text:style-name="P16"><text:span text:style-name="T7">1. SNP ID</text:span></text:p>
      <text:p text:style-name="P16"><text:span text:style-name="T7">2. Beta (1 is effect allele)</text:span></text:p>
      <text:p text:style-name="P16"><text:span text:style-name="T7">3. SE(beta)</text:span></text:p>
      <text:p text:style-name="P16"><text:soft-page-break/><text:span text:style-name="T7">4. p-value</text:span></text:p>
      <text:p text:style-name="P11"/>
      <text:p text:style-name="P7"/>
      <text:p text:style-name="P1"><text:span text:style-name="T2">[input prefix]</text:span>.reml</text:p>
      <text:p text:style-name="P1"/>
      <text:p text:style-name="P1">Output with six lines</text:p>
      <text:p text:style-name="P1"/>
      <text:p text:style-name="P16"><text:span text:style-name="T7">1. Log-likelihood with variance component</text:span></text:p>
      <text:p text:style-name="P16"><text:span text:style-name="T7">2. \delta = \sigma_e^2 / \sigma_g^2 (Ratio between variance parameters)</text:span></text:p>
      <text:p text:style-name="P16"><text:span text:style-name="T7">3. \sigma_g^2 (genetic variance parameter)</text:span></text:p>
      <text:p text:style-name="P16"><text:span text:style-name="T7">4. sigma_e^2 (residual variance parameter)</text:span></text:p>
      <text:p text:style-name="P16"><text:span text:style-name="T7">5. The pseudo-heritability estimates . (Explained variance by the kinship matrix)</text:span></text:p>
      <text:p text:style-name="P11"/>
      <text:p text:style-name="P7"/>
      <text:p text:style-name="P1"><text:span text:style-name="T2">[input prefix]</text:span>.manh</text:p>
      <text:p text:style-name="P1"/>
      <text:p text:style-name="P1">each line consists of</text:p>
      <text:p text:style-name="P1"/>
      <text:p text:style-name="P17"><text:span text:style-name="T7">1. SNP ID</text:span></text:p>
      <text:p text:style-name="P17"><text:span text:style-name="T7">2. Chromosome</text:span></text:p>
      <text:p text:style-name="P17"><text:span text:style-name="T7">3. Base pair position</text:span></text:p>
      <text:p text:style-name="P17"><text:span text:style-name="T7">4. p-value</text:span></text:p>
      <text:p text:style-name="P1"><text:span text:style-name="T2">[phenotype name]_[input prefix]</text:span>.manh.pdf</text:p>
      <text:p text:style-name="P1"/>
      <text:p text:style-name="P1">A manhattan plot in Pdf formatted</text:p>
      <text:p text:style-name="P1"/>
      <text:p text:style-name="P1"><text:span text:style-name="T2">[phenotype name]_[input prefix]</text:span>.manhQQ.pdf</text:p>
      <text:p text:style-name="P1"/>
      <text:p text:style-name="P1">A quantile-quantile plot in pdf formatted</text:p>
      <text:p text:style-name="P1"/>
      <text:p text:style-name="P1"><text:span text:style-name="T2">[input prefix]</text:span>.log</text:p>
      <text:p text:style-name="P1"/>
      <text:p text:style-name="P1">The output log from EMMAX</text:p>
      <text:p text:style-name="P1"/>
      <text:p text:style-name="P4"/>
      <text:p text:style-name="P4">Debugging</text:p>
      <text:p text:style-name="P4"/>
      <text:p text:style-name="P1">The program emmax-input can be run in debug mode if problems occur. The option -d will save all intermediate files generated whilst converting genotype formats using plink and creating the PCA covariates using EIGENSOFT. You can also display all output from plink and EIGENSOFT to the screen with the option -v.</text:p>
      <text:p text:style-name="P1"/>
      <text:p text:style-name="P4"><text:soft-page-break/>Usage</text:p>
      <text:p text:style-name="P4"/>
      <text:p text:style-name="P1"><text:span text:style-name="T9">Program: ./emmax-input</text:span></text:p>
      <text:p text:style-name="P1"><text:span text:style-name="T9">Version: 0.0.1</text:span></text:p>
      <text:p text:style-name="P1"><text:span text:style-name="T9">Contact: Tony Travis &lt;tony.travis@abdn.ac.uk&gt; or Alex Douglas &lt;</text:span><text:a xlink:type="simple" xlink:href="mailto:a.douglas@abdn.ac.uk" text:style-name="Internet_20_link" text:visited-style-name="Visited_20_Internet_20_Link"><text:span text:style-name="T9">a</text:span></text:a><text:a xlink:type="simple" xlink:href="mailto:a.douglas@abdn.ac.uk" text:style-name="Internet_20_link" text:visited-style-name="Visited_20_Internet_20_Link"><text:span text:style-name="T9">.</text:span></text:a><text:a xlink:type="simple" xlink:href="mailto:a.douglas@abdn.ac.uk" text:style-name="Internet_20_link" text:visited-style-name="Visited_20_Internet_20_Link"><text:span text:style-name="T9">douglas</text:span></text:a><text:a xlink:type="simple" xlink:href="mailto:a.douglas@abdn.ac.uk" text:style-name="Internet_20_link" text:visited-style-name="Visited_20_Internet_20_Link"><text:span text:style-name="T9">@</text:span></text:a><text:a xlink:type="simple" xlink:href="mailto:a.douglas@abdn.ac.uk" text:style-name="Internet_20_link" text:visited-style-name="Visited_20_Internet_20_Link"><text:span text:style-name="T9">abdn</text:span></text:a><text:a xlink:type="simple" xlink:href="mailto:a.douglas@abdn.ac.uk" text:style-name="Internet_20_link" text:visited-style-name="Visited_20_Internet_20_Link"><text:span text:style-name="T9">.</text:span></text:a><text:a xlink:type="simple" xlink:href="mailto:a.douglas@abdn.ac.uk" text:style-name="Internet_20_link" text:visited-style-name="Visited_20_Internet_20_Link"><text:span text:style-name="T9">ac</text:span></text:a><text:a xlink:type="simple" xlink:href="mailto:a.douglas@abdn.ac.uk" text:style-name="Internet_20_link" text:visited-style-name="Visited_20_Internet_20_Link"><text:span text:style-name="T9">.</text:span></text:a><text:a xlink:type="simple" xlink:href="mailto:a.douglas@abdn.ac.uk" text:style-name="Internet_20_link" text:visited-style-name="Visited_20_Internet_20_Link"><text:span text:style-name="T9">uk</text:span></text:a><text:span text:style-name="T9">&gt;</text:span></text:p>
      <text:p text:style-name="P8"/>
      <text:p text:style-name="P1"><text:span text:style-name="T9">Usage: ./emmax-input [-d] [-v] [-f in_format] [-k kinship] -i in_prefix -o out_prefix [-p pheno_file] [-c covar_file [-e n_pc]]</text:span></text:p>
      <text:p text:style-name="P8"/>
      <text:p text:style-name="P1"><text:span text:style-name="T9">Mandatory parameters:</text:span></text:p>
      <text:p text:style-name="P8"/>
      <text:p text:style-name="P1"><text:span text:style-name="T9"><text:s/>-i in_prefix: input prefix for the input files</text:span></text:p>
      <text:p text:style-name="P1"><text:span text:style-name="T9"><text:s/>-o out_prefix: output prefix for the output files</text:span></text:p>
      <text:p text:style-name="P8"/>
      <text:p text:style-name="P1"><text:span text:style-name="T9">Optional parameters:</text:span></text:p>
      <text:p text:style-name="P8"/>
      <text:p text:style-name="P1"><text:span text:style-name="T9"><text:s/>-d debug: saves intermediate files for debugging</text:span></text:p>
      <text:p text:style-name="P1"><text:span text:style-name="T9"><text:s/>-v verbose: display all output from plink and smartpca</text:span></text:p>
      <text:p text:style-name="P1"><text:span text:style-name="T9"><text:s/>-f in_format: input file format. Either 'ped' (default), 'tped' or 'vcf'</text:span></text:p>
      <text:p text:style-name="P1"><text:span text:style-name="T9"><text:s text:c="4"/>ped = requires in_prefix.ped &amp; in_prefix.map files</text:span></text:p>
      <text:p text:style-name="P1"><text:span text:style-name="T9"><text:s text:c="4"/>tped = requires in_prefix.tped &amp; in_prefix.tfam files</text:span></text:p>
      <text:p text:style-name="P1"><text:span text:style-name="T9"><text:s text:c="4"/>vcf = requires .vcf filename (vcftools must be installed)</text:span></text:p>
      <text:p text:style-name="P1"><text:span text:style-name="T9"><text:s/>-p pheno_file: phenotype file name. Defaults to [in_prefix].pheno</text:span></text:p>
      <text:p text:style-name="P1"><text:span text:style-name="T9"><text:s/>-k kinship: method to calculate kinship matrix. Either 'IBS' (default) or 'BN' methods</text:span></text:p>
      <text:p text:style-name="P1"><text:span text:style-name="T9"><text:s/>-c covar_file: specify if covariate file [out_prefix].covar is to be generated</text:span></text:p>
      <text:p text:style-name="P1"><text:span text:style-name="T9"><text:s text:c="4"/>using smartpca (EIGENSOFT) on SNP information in .ped file</text:span></text:p>
      <text:p text:style-name="P1"><text:span text:style-name="T9"><text:s/>-e n_pc: number of eigenvectors to keep from smartpca</text:span></text:p>
      <text:p text:style-name="P9"/>
      <text:p text:style-name="P9"/>
      <text:p text:style-name="P1"><text:span text:style-name="T9">Program : ./emmax-run:</text:span></text:p>
      <text:p text:style-name="P1"><text:span text:style-name="T9">Version: 0.0.1</text:span></text:p>
      <text:p text:style-name="P1"><text:span text:style-name="T9">Contact: Tony Travis &lt;tony.travis@abdn.ac.uk&gt; or Alex Douglas &lt;a.douglas@abdn.ac.uk</text:span></text:p>
      <text:p text:style-name="P8"/>
      <text:p text:style-name="P1"><text:span text:style-name="T9">Usage: ./emmax-run -i in_prefix [-t threads] [-o out_prefix] [-k kin_file] [-c cov_file]</text:span></text:p>
      <text:p text:style-name="P8"/>
      <text:p text:style-name="P1"><text:span text:style-name="T9">Mandatory parameters:</text:span></text:p>
      <text:p text:style-name="P8"/>
      <text:p text:style-name="P1"><text:span text:style-name="T9"><text:s text:c="2"/>-i in_prefix: input prefix for .tped .tfam and .pheno files</text:span></text:p>
      <text:p text:style-name="P8"/>
      <text:p text:style-name="P1"><text:span text:style-name="T9">Optional parameters:</text:span></text:p>
      <text:p text:style-name="P8"/>
      <text:p text:style-name="P1"><text:span text:style-name="T9"><text:s/>-t threads: number of threads. Defaults to 1</text:span></text:p>
      <text:p text:style-name="P1"><text:span text:style-name="T9"><text:s/>-o out_prefix: prefix for output files. Defaults to [input_prefix]</text:span></text:p>
      <text:p text:style-name="P1"><text:span text:style-name="T9"><text:s/>-k kin_file: kinship file name. Defaults to [input_prefix].hIBS.kinf</text:span></text:p>
      <text:p text:style-name="P1"><text:span text:style-name="T9"><text:s/>-c cov_file: covariate file name</text:span></text:p>
      <text:p text:style-name="P9"/>
      <text:p text:style-name="P9"/>
      <text:p text:style-name="P4">Changelog</text:p>
      <text:p text:style-name="P4"/>
      <text:p text:style-name="P1">None</text:p>
      <text:p text:style-name="P4"/>
      <text:p text:style-name="P4"/>
      <text:p text:style-name="P4">References</text:p>
      <text:p text:style-name="P4"/>
      <text:p text:style-name="P1"><text:s/></text:p>
      <text:p text:style-name="P1"><text:soft-page-break/>Kang HM, Sul JH, Service SK, Zaitlen NA, Kong SY, Freimer NB, Sabatti C, Eskin E. (2010) Variance component model to account for sample structure in genome-wide association studies. <text:span text:style-name="T2">Nat. Genet. 42:348-54</text:span></text:p>
      <text:p text:style-name="P1"/>
      <text:p text:style-name="P1">Zhao K, Wright M, Kimball J, Eizenga G, McClung A, Kovach M, Tyagi W, Ali ML, Tung CW, Reynolds A, Bustamante CD, McCouch SR (2010). Genomic Diversity and Introgression in O. sativa Reveal the Impact of Domestication and Breeding on the Rice Genome. <text:span text:style-name="T2">PLoS One. 2010; 5(5): e10780. Published online 2010 May 24. doi: 10.1371/journal.pone.001078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ce style:name="Verdana" svg:font-family="Verdan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family="Verdana" fo:font-size="12pt" fo:font-style="normal" style:text-underline-style="none" fo:font-weight="normal" style:font-name-asian="Verdana" style:font-family-asian="Verdana" style:font-size-asian="12pt" style:font-style-asian="normal" style:font-weight-asian="normal" style:font-name-complex="Verdana" style:font-family-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Standard" style:class="text">
      <style:paragraph-properties fo:margin-top="0.423cm" fo:margin-bottom="0.212cm" loext:contextual-spacing="false" fo:line-height="100%" fo:break-before="auto" fo:break-after="auto" fo:keep-with-next="always" style:writing-mode="lr-tb"/>
      <style:text-properties style:font-name="Verdana" fo:font-family="Verdana" fo:font-size="18pt" fo:font-weight="bold" style:font-name-asian="Verdana" style:font-family-asian="Verdana" style:font-size-asian="18pt" style:font-weight-asian="bold" style:font-name-complex="Verdana" style:font-family-complex="Verdana" style:font-size-complex="18pt" style:font-weight-complex="bold"/>
    </style:style>
    <style:style style:name="Heading_20_2" style:display-name="Heading 2" style:family="paragraph" style:parent-style-name="Standard" style:class="text">
      <style:paragraph-properties fo:margin-top="0.353cm" fo:margin-bottom="0.212cm" loext:contextual-spacing="false" fo:line-height="100%" fo:break-before="auto" fo:break-after="auto" fo:keep-with-next="always" style:writing-mode="lr-tb"/>
      <style:text-properties style:font-name="Verdana" fo:font-family="Verdana" fo:font-size="16pt" fo:font-weight="bold" style:font-name-asian="Verdana" style:font-family-asian="Verdana" style:font-size-asian="16pt" style:font-weight-asian="bold" style:font-name-complex="Verdana" style:font-family-complex="Verdana" style:font-size-complex="16pt" style:font-weight-complex="bold"/>
    </style:style>
    <style:style style:name="Heading_20_3" style:display-name="Heading 3" style:family="paragraph" style:parent-style-name="Standard" style:class="text">
      <style:paragraph-properties fo:margin-top="0.247cm" fo:margin-bottom="0.212cm" loext:contextual-spacing="false" fo:line-height="100%" fo:break-before="auto" fo:break-after="auto" fo:keep-with-next="always" style:writing-mode="lr-tb"/>
      <style:text-properties fo:color="#808080" style:font-name="Verdana" fo:font-family="Verdana" fo:font-size="14pt" fo:font-weight="bold" style:font-name-asian="Verdana" style:font-family-asian="Verdana" style:font-size-asian="14pt" style:font-weight-asian="bold" style:font-name-complex="Verdana" style:font-family-complex="Verdana" style:font-size-complex="14pt" style:font-weight-complex="bold"/>
    </style:style>
    <style:style style:name="Heading_20_4" style:display-name="Heading 4" style:family="paragraph" style:parent-style-name="Standard" style:class="text">
      <style:paragraph-properties fo:margin-top="0.423cm" fo:margin-bottom="0.106cm" loext:contextual-spacing="false" fo:line-height="100%" fo:break-before="auto" fo:break-after="auto" fo:keep-with-next="always"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loext: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loext: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212cm" loext:contextual-spacing="false" fo:line-height="100%" fo:text-align="center" style:justify-single-word="false" fo:break-before="auto" fo:break-after="auto" fo:keep-with-next="always" style:writing-mode="lr-tb"/>
      <style:text-properties style:font-name="Verdana" fo:font-family="Verdana" fo:font-size="28pt" fo:font-weight="bold" style:font-name-asian="Verdana" style:font-family-asian="Verdana" style:font-size-asian="28pt" style:font-weight-asian="bold" style:font-name-complex="Verdana" style:font-family-complex="Verdana" style:font-size-complex="28pt" style:font-weight-complex="bold"/>
    </style:style>
    <style:style style:name="Subtitle" style:family="paragraph" style:parent-style-name="Standard" style:class="chapter">
      <style:paragraph-properties fo:margin-top="0.106cm" fo:margin-bottom="0.212cm" loext:contextual-spacing="false" fo:line-height="100%" fo:text-align="center" style:justify-single-word="false" fo:break-before="auto" fo:break-after="auto" fo:keep-with-next="always" style:writing-mode="lr-tb"/>
      <style:text-properties style:font-name="Verdana" fo:font-family="Verdana" fo:font-size="18pt" style:font-name-asian="Verdana" style:font-family-asian="Verdana" style:font-size-asian="18pt" style:font-name-complex="Verdana" style:font-family-complex="Verdana"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orphans="2" fo:widows="2" fo:text-indent="0cm" style:auto-text-indent="false" style:page-number="auto" fo:break-before="auto" fo:break-after="auto" style:writing-mode="lr-tb"/>
    </style:style>
    <style:page-layout style:name="Mpm1">
      <style:page-layout-properties fo:page-width="21.001cm" fo:page-height="29.7cm" style:num-format="1" style:print-orientation="portrait" fo:margin-top="2cm" fo:margin-bottom="1.249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dc:title/>
    <meta:initial-creator/>
    <meta:editing-cycles>2</meta:editing-cycles>
    <dc:date>2020-07-20T10:54:45.737957233</dc:date>
    <meta:editing-duration>PT4M54S</meta:editing-duration>
    <meta:document-statistic meta:table-count="0" meta:image-count="0" meta:object-count="0" meta:page-count="9" meta:paragraph-count="155" meta:word-count="2625" meta:character-count="16611" meta:non-whitespace-character-count="13933"/>
  </office:meta>
</office:document-meta>
</file>